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4472C4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16363" table:default-cell-style-name="ce1"/>
        <table:table-row table:style-name="ro1">
          <table:table-cell office:value-type="string" table:style-name="ce2">
            <text:p>Depth 1</text:p>
          </table:table-cell>
          <table:table-cell office:value-type="string" table:style-name="ce3">
            <text:p>Adeel</text:p>
          </table:table-cell>
          <table:table-cell office:value-type="string" table:style-name="ce3">
            <text:p>Remis</text:p>
          </table:table-cell>
          <table:table-cell office:value-type="string" table:style-name="ce3">
            <text:p>Player 2</text:p>
          </table:table-cell>
          <table:table-cell table:style-name="ce1"/>
          <table:table-cell office:value-type="string" table:style-name="ce2">
            <text:p>Depth 2</text:p>
          </table:table-cell>
          <table:table-cell office:value-type="string" table:style-name="ce3">
            <text:p>Adeel</text:p>
          </table:table-cell>
          <table:table-cell office:value-type="string" table:style-name="ce3">
            <text:p>Remis</text:p>
          </table:table-cell>
          <table:table-cell office:value-type="string" table:style-name="ce3">
            <text:p>Player 2</text:p>
          </table:table-cell>
          <table:table-cell table:style-name="ce1"/>
          <table:table-cell office:value-type="string" table:style-name="ce2">
            <text:p>Depth 3</text:p>
          </table:table-cell>
          <table:table-cell office:value-type="string" table:style-name="ce3">
            <text:p>Adeel</text:p>
          </table:table-cell>
          <table:table-cell office:value-type="string" table:style-name="ce3">
            <text:p>Remis</text:p>
          </table:table-cell>
          <table:table-cell office:value-type="string" table:style-name="ce3">
            <text:p>Player 2</text:p>
          </table:table-cell>
          <table:table-cell table:style-name="ce1"/>
          <table:table-cell office:value-type="string" table:style-name="ce2">
            <text:p>Depth 4</text:p>
          </table:table-cell>
          <table:table-cell office:value-type="string" table:style-name="ce3">
            <text:p>Adeel</text:p>
          </table:table-cell>
          <table:table-cell office:value-type="string" table:style-name="ce3">
            <text:p>Remis</text:p>
          </table:table-cell>
          <table:table-cell office:value-type="string" table:style-name="ce3">
            <text:p>Player 2</text:p>
          </table:table-cell>
          <table:table-cell table:style-name="ce1"/>
          <table:table-cell office:value-type="string" table:style-name="ce2">
            <text:p>Depth 5</text:p>
          </table:table-cell>
          <table:table-cell office:value-type="string" table:style-name="ce3">
            <text:p>Adeel</text:p>
          </table:table-cell>
          <table:table-cell office:value-type="string" table:style-name="ce3">
            <text:p>Remis</text:p>
          </table:table-cell>
          <table:table-cell office:value-type="string" table:style-name="ce3">
            <text:p>Player 2</text:p>
          </table:table-cell>
          <table:table-cell table:number-columns-repeated="16360"/>
        </table:table-row>
        <table:table-row table:style-name="ro1"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2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2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2">
            <text:p>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2">
            <text:p>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2">
            <text:p>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2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2">
            <text:p>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2">
            <text:p>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2">
            <text:p>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2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2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2">
            <text:p>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6" table:style-name="ce2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2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" table:style-name="ce2">
            <text:p>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" table:style-name="ce2">
            <text:p>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" table:style-name="ce2">
            <text:p>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" table:style-name="ce2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2">
            <text:p>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2">
            <text:p>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" table:style-name="ce2">
            <text:p>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2">
            <text:p>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2">
            <text:p>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2">
            <text:p>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2">
            <text:p>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2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0" table:style-name="ce2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0" table:style-name="ce2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0" table:style-name="ce2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0" table:style-name="ce2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2">
            <text:p>1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1" table:style-name="ce2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2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2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2" table:style-name="ce2">
            <text:p>1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2" table:style-name="ce2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2" table:style-name="ce2">
            <text:p>1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2" table:style-name="ce2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2">
            <text:p>1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3" table:style-name="ce2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2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2">
            <text:p>1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2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2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2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2">
            <text:p>1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" table:style-name="ce2">
            <text:p>1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5" table:style-name="ce2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" table:style-name="ce2">
            <text:p>1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5" table:style-name="ce2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6" table:style-name="ce2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2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2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2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7" table:style-name="ce2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7" table:style-name="ce2">
            <text:p>1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7" table:style-name="ce2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7" table:style-name="ce2">
            <text:p>1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8" table:style-name="ce2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8" table:style-name="ce2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8" table:style-name="ce2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8" table:style-name="ce2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9" table:style-name="ce2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9" table:style-name="ce2">
            <text:p>1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9" table:style-name="ce2">
            <text:p>1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9" table:style-name="ce2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0" table:style-name="ce2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0" table:style-name="ce2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0" table:style-name="ce2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0" table:style-name="ce2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1" table:style-name="ce2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1" table:style-name="ce2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1" table:style-name="ce2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1" table:style-name="ce2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2" table:style-name="ce2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2" table:style-name="ce2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2" table:style-name="ce2">
            <text:p>2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2" table:style-name="ce2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23" table:style-name="ce2">
            <text:p>2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3" table:style-name="ce2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24" table:style-name="ce2">
            <text:p>2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4" table:style-name="ce2">
            <text:p>2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4" table:style-name="ce2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4" table:style-name="ce2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4" table:style-name="ce2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25" table:style-name="ce2">
            <text:p>2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5" table:style-name="ce2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5" table:style-name="ce2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5" table:style-name="ce2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5" table:style-name="ce2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6" table:style-name="ce2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6" table:style-name="ce2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6" table:style-name="ce2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6" table:style-name="ce2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27" table:style-name="ce2">
            <text:p>2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" table:style-name="ce2">
            <text:p>2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7" table:style-name="ce2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7" table:style-name="ce2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7" table:style-name="ce2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8" table:style-name="ce2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8" table:style-name="ce2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8" table:style-name="ce2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8" table:style-name="ce2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9" table:style-name="ce2">
            <text:p>2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9" table:style-name="ce2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9" table:style-name="ce2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9" table:style-name="ce2">
            <text:p>2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0" table:style-name="ce2">
            <text:p>3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0" table:style-name="ce2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0" table:style-name="ce2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0" table:style-name="ce2">
            <text:p>3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31" table:style-name="ce2">
            <text:p>3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1" table:style-name="ce2">
            <text:p>3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1" table:style-name="ce2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1" table:style-name="ce2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1" table:style-name="ce2">
            <text:p>3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2" table:style-name="ce2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2" table:style-name="ce2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2" table:style-name="ce2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2" table:style-name="ce2">
            <text:p>3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3" table:style-name="ce2">
            <text:p>3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3" table:style-name="ce2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3" table:style-name="ce2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3" table:style-name="ce2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4" table:style-name="ce2">
            <text:p>3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4" table:style-name="ce2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4" table:style-name="ce2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4" table:style-name="ce2">
            <text:p>3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5" table:style-name="ce2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5" table:style-name="ce2">
            <text:p>3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5" table:style-name="ce2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5" table:style-name="ce2">
            <text:p>3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36" table:style-name="ce2">
            <text:p>3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6" table:style-name="ce2">
            <text:p>3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6" table:style-name="ce2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6" table:style-name="ce2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6" table:style-name="ce2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7" table:style-name="ce2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7" table:style-name="ce2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7" table:style-name="ce2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7" table:style-name="ce2">
            <text:p>3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38" table:style-name="ce2">
            <text:p>3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8" table:style-name="ce2">
            <text:p>3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8" table:style-name="ce2">
            <text:p>3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8" table:style-name="ce2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8" table:style-name="ce2">
            <text:p>3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39" table:style-name="ce2">
            <text:p>3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9" table:style-name="ce2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9" table:style-name="ce2">
            <text:p>3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9" table:style-name="ce2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9" table:style-name="ce2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0" table:style-name="ce2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0" table:style-name="ce2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0" table:style-name="ce2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0" table:style-name="ce2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41" table:style-name="ce2">
            <text:p>4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1" table:style-name="ce2">
            <text:p>4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1" table:style-name="ce2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1" table:style-name="ce2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1" table:style-name="ce2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42" table:style-name="ce2">
            <text:p>4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2" table:style-name="ce2">
            <text:p>4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2" table:style-name="ce2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2" table:style-name="ce2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2" table:style-name="ce2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43" table:style-name="ce2">
            <text:p>4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3" table:style-name="ce2">
            <text:p>4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3" table:style-name="ce2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3" table:style-name="ce2">
            <text:p>4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3" table:style-name="ce2">
            <text:p>4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44" table:style-name="ce2">
            <text:p>4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4" table:style-name="ce2">
            <text:p>4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4" table:style-name="ce2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4" table:style-name="ce2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4" table:style-name="ce2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45" table:style-name="ce2">
            <text:p>4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5" table:style-name="ce2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5" table:style-name="ce2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5" table:style-name="ce2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5" table:style-name="ce2">
            <text:p>4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6" table:style-name="ce2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6" table:style-name="ce2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6" table:style-name="ce2">
            <text:p>4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6" table:style-name="ce2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7" table:style-name="ce2">
            <text:p>4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7" table:style-name="ce2">
            <text:p>4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7" table:style-name="ce2">
            <text:p>4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7" table:style-name="ce2">
            <text:p>4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8" table:style-name="ce2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8" table:style-name="ce2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8" table:style-name="ce2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8" table:style-name="ce2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9" table:style-name="ce2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9" table:style-name="ce2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9" table:style-name="ce2">
            <text:p>4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9" table:style-name="ce2">
            <text:p>4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50" table:style-name="ce2">
            <text:p>5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" table:style-name="ce2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0" table:style-name="ce2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0" table:style-name="ce2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0" table:style-name="ce2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1" table:style-name="ce2">
            <text:p>5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1" table:style-name="ce2">
            <text:p>5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1" table:style-name="ce2">
            <text:p>5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1" table:style-name="ce2">
            <text:p>51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2" table:style-name="ce2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2" table:style-name="ce2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3" table:style-name="ce2">
            <text:p>5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3" table:style-name="ce2">
            <text:p>5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3" table:style-name="ce2">
            <text:p>5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3" table:style-name="ce2">
            <text:p>5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54" table:style-name="ce2">
            <text:p>5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4" table:style-name="ce2">
            <text:p>5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4" table:style-name="ce2">
            <text:p>5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4" table:style-name="ce2">
            <text:p>5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4" table:style-name="ce2">
            <text:p>5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55" table:style-name="ce2">
            <text:p>5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5" table:style-name="ce2">
            <text:p>5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5" table:style-name="ce2">
            <text:p>5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5" table:style-name="ce2">
            <text:p>5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5" table:style-name="ce2">
            <text:p>5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56" table:style-name="ce2">
            <text:p>5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6" table:style-name="ce2">
            <text:p>5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6" table:style-name="ce2">
            <text:p>5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6" table:style-name="ce2">
            <text:p>5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6" table:style-name="ce2">
            <text:p>56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7" table:style-name="ce2">
            <text:p>5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7" table:style-name="ce2">
            <text:p>5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7" table:style-name="ce2">
            <text:p>5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7" table:style-name="ce2">
            <text:p>5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8" table:style-name="ce2">
            <text:p>5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8" table:style-name="ce2">
            <text:p>5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8" table:style-name="ce2">
            <text:p>5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8" table:style-name="ce2">
            <text:p>5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59" table:style-name="ce2">
            <text:p>5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9" table:style-name="ce2">
            <text:p>5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9" table:style-name="ce2">
            <text:p>5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9" table:style-name="ce2">
            <text:p>5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9" table:style-name="ce2">
            <text:p>59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0" table:style-name="ce2">
            <text:p>6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61" table:style-name="ce2">
            <text:p>6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1" table:style-name="ce2">
            <text:p>6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1" table:style-name="ce2">
            <text:p>6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1" table:style-name="ce2">
            <text:p>6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1" table:style-name="ce2">
            <text:p>61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2" table:style-name="ce2">
            <text:p>6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2" table:style-name="ce2">
            <text:p>6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2" table:style-name="ce2">
            <text:p>6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2" table:style-name="ce2">
            <text:p>6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63" table:style-name="ce2">
            <text:p>6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3" table:style-name="ce2">
            <text:p>6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3" table:style-name="ce2">
            <text:p>6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3" table:style-name="ce2">
            <text:p>6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3" table:style-name="ce2">
            <text:p>63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64" table:style-name="ce2">
            <text:p>6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4" table:style-name="ce2">
            <text:p>6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4" table:style-name="ce2">
            <text:p>6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4" table:style-name="ce2">
            <text:p>6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4" table:style-name="ce2">
            <text:p>64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5" table:style-name="ce2">
            <text:p>6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5" table:style-name="ce2">
            <text:p>6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5" table:style-name="ce2">
            <text:p>6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66" table:style-name="ce2">
            <text:p>66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7" table:style-name="ce2">
            <text:p>6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67" table:style-name="ce2">
            <text:p>6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7" table:style-name="ce2">
            <text:p>6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67" table:style-name="ce2">
            <text:p>6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68" table:style-name="ce2">
            <text:p>6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8" table:style-name="ce2">
            <text:p>6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8" table:style-name="ce2">
            <text:p>6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8" table:style-name="ce2">
            <text:p>6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8" table:style-name="ce2">
            <text:p>68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69" table:style-name="ce2">
            <text:p>69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0" table:style-name="ce2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0" table:style-name="ce2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1" table:style-name="ce2">
            <text:p>7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1" table:style-name="ce2">
            <text:p>7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1" table:style-name="ce2">
            <text:p>7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1" table:style-name="ce2">
            <text:p>71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2" table:style-name="ce2">
            <text:p>7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2" table:style-name="ce2">
            <text:p>7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3" table:style-name="ce2">
            <text:p>7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3" table:style-name="ce2">
            <text:p>7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3" table:style-name="ce2">
            <text:p>7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3" table:style-name="ce2">
            <text:p>73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4" table:style-name="ce2">
            <text:p>7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4" table:style-name="ce2">
            <text:p>74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5" table:style-name="ce2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5" table:style-name="ce2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6" table:style-name="ce2">
            <text:p>7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6" table:style-name="ce2">
            <text:p>7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6" table:style-name="ce2">
            <text:p>7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6" table:style-name="ce2">
            <text:p>76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77" table:style-name="ce2">
            <text:p>7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7" table:style-name="ce2">
            <text:p>7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7" table:style-name="ce2">
            <text:p>7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7" table:style-name="ce2">
            <text:p>7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7" table:style-name="ce2">
            <text:p>77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8" table:style-name="ce2">
            <text:p>7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8" table:style-name="ce2">
            <text:p>7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8" table:style-name="ce2">
            <text:p>78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79" table:style-name="ce2">
            <text:p>7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9" table:style-name="ce2">
            <text:p>7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9" table:style-name="ce2">
            <text:p>79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0" table:style-name="ce2">
            <text:p>8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1" table:style-name="ce2">
            <text:p>8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1" table:style-name="ce2">
            <text:p>8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1" table:style-name="ce2">
            <text:p>8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1" table:style-name="ce2">
            <text:p>81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2" table:style-name="ce2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2" table:style-name="ce2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2" table:style-name="ce2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3" table:style-name="ce2">
            <text:p>8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3" table:style-name="ce2">
            <text:p>8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3" table:style-name="ce2">
            <text:p>8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84" table:style-name="ce2">
            <text:p>8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4" table:style-name="ce2">
            <text:p>8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4" table:style-name="ce2">
            <text:p>84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5" table:style-name="ce2">
            <text:p>8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5" table:style-name="ce2">
            <text:p>8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5" table:style-name="ce2">
            <text:p>8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5" table:style-name="ce2">
            <text:p>85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6" table:style-name="ce2">
            <text:p>8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6" table:style-name="ce2">
            <text:p>8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6" table:style-name="ce2">
            <text:p>86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7" table:style-name="ce2">
            <text:p>8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7" table:style-name="ce2">
            <text:p>8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7" table:style-name="ce2">
            <text:p>8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7" table:style-name="ce2">
            <text:p>87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8" table:style-name="ce2">
            <text:p>8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8" table:style-name="ce2">
            <text:p>88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9" table:style-name="ce2">
            <text:p>8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9" table:style-name="ce2">
            <text:p>8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9" table:style-name="ce2">
            <text:p>89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90" table:style-name="ce2">
            <text:p>9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0" table:style-name="ce2">
            <text:p>9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0" table:style-name="ce2">
            <text:p>9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0" table:style-name="ce2">
            <text:p>90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1" table:style-name="ce2">
            <text:p>9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1" table:style-name="ce2">
            <text:p>9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2" table:style-name="ce2">
            <text:p>9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2" table:style-name="ce2">
            <text:p>9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2" table:style-name="ce2">
            <text:p>9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3" table:style-name="ce2">
            <text:p>9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3" table:style-name="ce2">
            <text:p>9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3" table:style-name="ce2">
            <text:p>9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3" table:style-name="ce2">
            <text:p>93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94" table:style-name="ce2">
            <text:p>9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94" table:style-name="ce2">
            <text:p>9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4" table:style-name="ce2">
            <text:p>9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4" table:style-name="ce2">
            <text:p>9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4" table:style-name="ce2">
            <text:p>94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5" table:style-name="ce2">
            <text:p>9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95" table:style-name="ce2">
            <text:p>9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5" table:style-name="ce2">
            <text:p>9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5" table:style-name="ce2">
            <text:p>95</text:p>
          </table:table-cell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6" table:style-name="ce2">
            <text:p>9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6" table:style-name="ce2">
            <text:p>9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6" table:style-name="ce2">
            <text:p>9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97" table:style-name="ce2">
            <text:p>9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7" table:style-name="ce2">
            <text:p>9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7" table:style-name="ce2">
            <text:p>9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7" table:style-name="ce2">
            <text:p>9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7" table:style-name="ce2">
            <text:p>9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8" table:style-name="ce2">
            <text:p>9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8" table:style-name="ce2">
            <text:p>9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8" table:style-name="ce2">
            <text:p>9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99" table:style-name="ce2">
            <text:p>9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99" table:style-name="ce2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9" table:style-name="ce2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00" table:style-name="ce2">
            <text:p>10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00" table:style-name="ce2">
            <text:p>10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57" table:formula="of:=SUM([.B2:.B101])" table:style-name="ce1">
            <text:p>57</text:p>
          </table:table-cell>
          <table:table-cell office:value-type="float" office:value="21" table:formula="of:=SUM([.C2:.C101])" table:style-name="ce1">
            <text:p>21</text:p>
          </table:table-cell>
          <table:table-cell office:value-type="float" office:value="22" table:formula="of:=SUM([.D2:.D101])" table:style-name="ce1">
            <text:p>22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float" office:value="60" table:formula="of:=SUM([.G2:.G101])" table:style-name="ce1">
            <text:p>60</text:p>
          </table:table-cell>
          <table:table-cell office:value-type="float" office:value="40" table:formula="of:=SUM([.H2:.H101])" table:style-name="ce1">
            <text:p>40</text:p>
          </table:table-cell>
          <table:table-cell office:value-type="float" office:value="0" table:formula="of:=SUM([.I2:.I101])" table:style-name="ce1">
            <text:p>0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float" office:value="79" table:formula="of:=SUM([.L2:.L101])" table:style-name="ce1">
            <text:p>79</text:p>
          </table:table-cell>
          <table:table-cell office:value-type="float" office:value="21" table:formula="of:=SUM([.M2:.M101])" table:style-name="ce1">
            <text:p>21</text:p>
          </table:table-cell>
          <table:table-cell office:value-type="float" office:value="0" table:formula="of:=SUM([.N2:.N101])" table:style-name="ce1">
            <text:p>0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float" office:value="72" table:formula="of:=SUM([.Q2:.Q101])" table:style-name="ce1">
            <text:p>72</text:p>
          </table:table-cell>
          <table:table-cell office:value-type="float" office:value="28" table:formula="of:=SUM([.R2:.R101])" table:style-name="ce1">
            <text:p>28</text:p>
          </table:table-cell>
          <table:table-cell office:value-type="float" office:value="0" table:formula="of:=SUM([.S2:.S101])" table:style-name="ce1">
            <text:p>0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float" office:value="56" table:formula="of:=SUM([.V2:.V101])" table:style-name="ce1">
            <text:p>56</text:p>
          </table:table-cell>
          <table:table-cell office:value-type="float" office:value="44" table:formula="of:=SUM([.W2:.W101])" table:style-name="ce1">
            <text:p>44</text:p>
          </table:table-cell>
          <table:table-cell office:value-type="float" office:value="0" table:formula="of:=SUM([.X2:.X101])" table:style-name="ce1">
            <text:p>0</text:p>
          </table:table-cell>
          <table:table-cell table:number-columns-repeated="16360"/>
        </table:table-row>
        <table:table-row table:number-rows-repeated="1048474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Depth</text:p>
          </table:table-cell>
          <table:table-cell office:value-type="string" table:style-name="ce3">
            <text:p>Adeel</text:p>
          </table:table-cell>
          <table:table-cell office:value-type="string" table:style-name="ce3">
            <text:p>Remis</text:p>
          </table:table-cell>
          <table:table-cell office:value-type="string" table:style-name="ce3">
            <text:p>Player 2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/>
          <table:table-cell table:style-name="ce1">
            <draw:frame draw:z-index="1" draw:id="id0" draw:style-name="a0" draw:name="Chart 1" svg:x="0.38281in" svg:y="0.13281in" svg:width="5in" svg:height="3.0338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RanaJ</meta:initial-creator>
    <dc:creator>RanaJ</dc:creator>
    <meta:creation-date>2021-02-22T09:33:22Z</meta:creation-date>
    <dc:date>2021-02-22T18:22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2e75b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8.4377165354331pt" svg:width="360.0pt" chart:style-name="Crt0">
        <chart:legend svg:x="128.752125984252pt" svg:y="202.2410236220472pt" chart:style-name="Lgnd"/>
        <chart:plot-area svg:x="20.20496062992126pt" svg:y="13.75094488188976pt" svg:width="330.7949606299212pt" svg:height="171.2333070866142pt" chart:style-name="Plt0">
          <chart:axis chart:dimension="y" chart:name="primary-y" chart:style-name="Axs0">
            <chart:title svg:x="4.0pt" svg:y="67.34976377952756pt" chart:style-name="AT00">
              <text:p text:style-name="a0" text:class-names="" text:cond-style-name="">Number of Wins</text:p>
            </chart:title>
            <chart:grid chart:class="major" chart:style-name="GMa0"/>
          </chart:axis>
          <chart:axis chart:dimension="x" chart:name="primary-x" chart:style-name="Axs1">
            <chart:title svg:x="177.5945669291339pt" svg:y="182.9615748031496pt" chart:style-name="AT01">
              <text:p text:style-name="a1" text:class-names="" text:cond-style-name="">Depth</text:p>
            </chart:title>
          </chart:axis>
          <chart:series chart:label-cell-address="Sheet2.$B$1" chart:values-cell-range-address="Sheet2.$B$2:.$B$6" chart:class="chart:bar" chart:attached-axis="primary-y" chart:style-name="G0S0">
            <chart:data-label chart:style-name="DL00"/>
            <chart:data-point chart:repeated="5"/>
          </chart:series>
          <chart:series chart:label-cell-address="Sheet2.$C$1" chart:values-cell-range-address="Sheet2.$C$2:.$C$6" chart:class="chart:bar" chart:attached-axis="primary-y" chart:style-name="G0S1">
            <chart:data-label chart:style-name="DL01"/>
            <chart:data-point chart:repeated="5"/>
          </chart:series>
          <chart:series chart:label-cell-address="Sheet2.$D$1" chart:values-cell-range-address="Sheet2.$D$2:.$D$6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